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draw:fill="none" draw:textarea-vertical-align="top" fo:min-height="0.255cm" fo:padding-top="0.035cm" fo:padding-bottom="0.035cm" fo:padding-left="0.035cm" fo:padding-right="0.035cm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none" draw:fill="none" draw:textarea-vertical-align="top" fo:min-height="0.509cm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vertical-align="top" fo:min-height="1.4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middle" fo:min-height="0.42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19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433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81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top" fo:min-height="0.343cm" fo:padding-top="0.035cm" fo:padding-bottom="0.035cm" fo:padding-left="0.035cm" fo:padding-right="0.035cm"/>
    </style:style>
    <style:style style:name="gr11" style:family="graphic" style:parent-style-name="standard">
      <style:graphic-properties draw:stroke="none" draw:fill="solid" draw:fill-color="#000000" draw:shadow="hidden"/>
    </style:style>
    <style:style style:name="gr12" style:family="graphic" style:parent-style-name="standard">
      <style:graphic-properties draw:stroke="none" draw:fill="none" draw:textarea-vertical-align="middle" fo:min-height="0.2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vertical-align="middle" fo:min-height="0.75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671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0.3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0.123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349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draw:fill="none" draw:textarea-vertical-align="middle" fo:min-height="2.328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top" fo:min-height="2.469cm" fo:padding-top="0.035cm" fo:padding-bottom="0.035cm" fo:padding-left="0.035cm" fo:padding-right="0.03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path draw:style-name="gr1" draw:layer="layout" svg:width="1.27cm" svg:height="2.54cm" svg:x="8.922cm" svg:y="1.649cm" svg:viewBox="0 0 1271 2541" svg:d="M635 0v2541M635 1271l-635-1271M1271 0l-636 1271">
            <text:p/>
          </draw:path>
          <draw:frame draw:style-name="gr2" draw:layer="layout" svg:width="0.071cm" svg:height="1.007cm" svg:x="10.192cm" svg:y="2.757cm">
            <draw:text-box>
              <text:p/>
            </draw:text-box>
          </draw:frame>
        </draw:g>
        <draw:line draw:style-name="gr1" draw:layer="layout" svg:x1="20.971cm" svg:y1="6.729cm" svg:x2="23.511cm" svg:y2="6.729cm">
          <text:p/>
        </draw:line>
        <draw:g>
          <draw:polygon draw:style-name="gr3" draw:layer="layout" svg:width="1.27cm" svg:height="1.27cm" svg:x="21.606cm" svg:y="6.094cm" svg:viewBox="0 0 1271 1271" draw:points="0,0 0,1271 1271,635">
            <text:p/>
          </draw:polygon>
          <draw:polygon draw:style-name="gr1" draw:layer="layout" svg:width="1.27cm" svg:height="1.27cm" svg:x="21.606cm" svg:y="6.094cm" svg:viewBox="0 0 1271 1271" draw:points="0,0 0,1271 1271,635">
            <text:p/>
          </draw:polygon>
        </draw:g>
        <draw:frame draw:style-name="gr4" draw:layer="layout" svg:width="0.071cm" svg:height="1.007cm" svg:x="22.206cm" svg:y="7.364cm">
          <draw:text-box>
            <text:p/>
          </draw:text-box>
        </draw:frame>
        <draw:g>
          <draw:polygon draw:style-name="gr3" draw:layer="layout" svg:width="2.223cm" svg:height="2.223cm" svg:x="24.305cm" svg:y="5.618cm" svg:viewBox="0 0 2224 2224" draw:points="0,2224 2224,2224 2224,0 0,0">
            <text:p/>
          </draw:polygon>
          <draw:polygon draw:style-name="gr1" draw:layer="layout" svg:width="2.223cm" svg:height="2.223cm" svg:x="24.305cm" svg:y="5.618cm" svg:viewBox="0 0 2224 2224" draw:points="0,2224 2224,2224 2224,0 0,0">
            <text:p/>
          </draw:polygon>
        </draw:g>
        <draw:line draw:style-name="gr1" draw:layer="layout" svg:x1="23.511cm" svg:y1="6.729cm" svg:x2="24.304cm" svg:y2="6.729cm">
          <text:p/>
        </draw:line>
        <draw:g>
          <draw:polygon draw:style-name="gr3" draw:layer="layout" svg:width="1.524cm" svg:height="3.81cm" svg:x="13.303cm" svg:y="4.824cm" svg:viewBox="0 0 1525 3811" draw:points="0,0 0,3811 1524,3811 1525,0">
            <text:p/>
          </draw:polygon>
          <draw:polygon draw:style-name="gr1" draw:layer="layout" svg:width="1.524cm" svg:height="3.81cm" svg:x="13.303cm" svg:y="4.824cm" svg:viewBox="0 0 1525 3811" draw:points="0,0 0,3811 1524,3811 1525,0">
            <text:p/>
          </draw:polygon>
        </draw:g>
        <draw:g>
          <draw:polygon draw:style-name="gr1" draw:layer="layout" svg:width="1.524cm" svg:height="3.81cm" svg:x="13.303cm" svg:y="4.824cm" svg:viewBox="0 0 1525 3811" draw:points="0,0 0,3811 1524,3811 1525,0">
            <text:p/>
          </draw:polygon>
          <draw:frame draw:style-name="gr5" draw:layer="layout" svg:width="3.81cm" svg:height="1.524cm" draw:transform="rotate (-1.5707963267949) translate (14.827cm 4.824cm)">
            <draw:text-box>
              <text:p/>
            </draw:text-box>
          </draw:frame>
        </draw:g>
        <draw:frame draw:style-name="gr2" draw:layer="layout" svg:width="0.188cm" svg:height="1.007cm" svg:x="13.147cm" svg:y="7.629cm">
          <draw:text-box>
            <text:p/>
          </draw:text-box>
        </draw:frame>
        <draw:polyline draw:style-name="gr1" draw:layer="layout" svg:width="3.73cm" svg:height="1.27cm" svg:x="9.557cm" svg:y="4.189cm" svg:viewBox="0 0 3731 1271" draw:points="0,0 0,1271 3731,1271">
          <text:p/>
        </draw:polyline>
        <draw:g>
          <draw:polygon draw:style-name="gr3" draw:layer="layout" svg:width="1.27cm" svg:height="1.27cm" svg:x="9.874cm" svg:y="10.896cm" svg:viewBox="0 0 1271 1271" draw:points="0,1271 1271,1271 1271,0 0,0">
            <text:p/>
          </draw:polygon>
          <draw:polygon draw:style-name="gr1" draw:layer="layout" svg:width="1.27cm" svg:height="1.27cm" svg:x="9.874cm" svg:y="10.896cm" svg:viewBox="0 0 1271 1271" draw:points="0,1271 1271,1271 1271,0 0,0">
            <text:p/>
          </draw:polygon>
        </draw:g>
        <draw:polygon draw:style-name="gr1" draw:layer="layout" svg:width="0cm" svg:height="0cm" svg:x="10.509cm" svg:y="10.896cm" svg:viewBox="0 0 0 0" draw:points="0,0">
          <text:p/>
        </draw:polygon>
        <draw:frame draw:style-name="gr6" draw:layer="layout" svg:width="1.588cm" svg:height="0.757cm" svg:x="8.763cm" svg:y="0.989cm">
          <draw:text-box>
            <text:p text:style-name="P1"><text:span text:style-name="T1">QRFH</text:span></text:p>
          </draw:text-box>
        </draw:frame>
        <draw:frame draw:style-name="gr7" draw:layer="layout" svg:width="1.429cm" svg:height="0.757cm" svg:x="9.795cm" svg:y="11.232cm">
          <draw:text-box>
            <text:p text:style-name="P1"><text:span text:style-name="T1">Noise</text:span></text:p>
          </draw:text-box>
        </draw:frame>
        <draw:frame draw:style-name="gr8" draw:layer="layout" svg:width="1.667cm" svg:height="1.325cm" svg:x="13.208cm" svg:y="6.067cm">
          <draw:text-box>
            <text:p text:style-name="P1"><text:span text:style-name="T1">6p</text:span><text:span text:style-name="T1"><text:line-break/></text:span><text:span text:style-name="T1">Switch</text:span></text:p>
          </draw:text-box>
        </draw:frame>
        <draw:frame draw:style-name="gr9" draw:text-style-name="P1" draw:layer="layout" svg:width="2.381cm" svg:height="1.325cm" svg:x="0.889cm" svg:y="5.152cm">
          <draw:text-box>
            <text:p text:style-name="P1"><text:span text:style-name="T1">VSWR</text:span><text:span text:style-name="T1"><text:line-break/></text:span><text:span text:style-name="T1">Oscillator</text:span></text:p>
          </draw:text-box>
        </draw:frame>
        <draw:frame draw:style-name="gr7" draw:layer="layout" svg:width="1.429cm" svg:height="1.325cm" svg:x="13.43cm" svg:y="1.215cm">
          <draw:text-box>
            <text:p text:style-name="P1"><text:span text:style-name="T1">Pilot Tone</text:span></text:p>
          </draw:text-box>
        </draw:frame>
        <draw:polyline draw:style-name="gr1" draw:layer="layout" svg:width="1.777cm" svg:height="1.396cm" svg:x="7.62cm" svg:y="3.937cm" svg:viewBox="0 0 1778 1397" draw:points="1778,0 1778,1397 0,1397">
          <text:p/>
        </draw:polyline>
        <draw:g>
          <draw:polyline draw:style-name="gr1" draw:layer="layout" svg:width="1.032cm" svg:height="0.413cm" svg:x="18.749cm" svg:y="6.523cm" svg:viewBox="0 0 1033 414" draw:points="0,207 85,0 257,414 430,0 602,414 774,0 947,414 1033,207">
            <text:p/>
          </draw:polyline>
          <draw:frame draw:style-name="gr10" draw:layer="layout" svg:width="1.032cm" svg:height="1.007cm" svg:x="18.749cm" svg:y="6.523cm">
            <draw:text-box>
              <text:p/>
            </draw:text-box>
          </draw:frame>
        </draw:g>
        <draw:g>
          <draw:polygon draw:style-name="gr11" draw:layer="layout" svg:width="0.54cm" svg:height="0.935cm" svg:x="19.055cm" svg:y="6.194cm" svg:viewBox="0 0 541 936" draw:points="0,936 406,233 522,301 541,0 289,166 406,233">
            <text:p/>
          </draw:polygon>
          <draw:polygon draw:style-name="gr1" draw:layer="layout" svg:width="0.54cm" svg:height="0.935cm" svg:x="19.055cm" svg:y="6.194cm" svg:viewBox="0 0 541 936" draw:points="0,936 406,233 522,301 541,0 289,166 406,233">
            <text:p/>
          </draw:polygon>
        </draw:g>
        <draw:frame draw:style-name="gr12" draw:layer="layout" svg:width="1.08cm" svg:height="0.937cm" draw:transform="rotate (-2.0943951023932) translate (20cm 6.428cm)">
          <draw:text-box>
            <text:p/>
          </draw:text-box>
        </draw:frame>
        <draw:line draw:style-name="gr1" draw:layer="layout" svg:x1="19.78cm" svg:y1="6.729cm" svg:x2="20.97cm" svg:y2="6.729cm">
          <text:p/>
        </draw:line>
        <draw:line draw:style-name="gr1" draw:layer="layout" svg:x1="18.749cm" svg:y1="6.729cm" svg:x2="17.479cm" svg:y2="6.729cm">
          <text:p/>
        </draw:line>
        <draw:frame draw:style-name="gr13" draw:layer="layout" svg:width="2.381cm" svg:height="1.325cm" svg:x="18.193cm" svg:y="4.916cm">
          <draw:text-box>
            <text:p text:style-name="P1"><text:span text:style-name="T1">Variable</text:span><text:span text:style-name="T1"><text:line-break/></text:span><text:span text:style-name="T1">Attenuator</text:span></text:p>
          </draw:text-box>
        </draw:frame>
        <draw:frame draw:style-name="gr8" draw:layer="layout" svg:width="1.111cm" svg:height="0.757cm" svg:x="21.527cm" svg:y="6.39cm">
          <draw:text-box>
            <text:p text:style-name="P1"><text:span text:style-name="T1">LNA</text:span></text:p>
          </draw:text-box>
        </draw:frame>
        <draw:frame draw:style-name="gr14" draw:layer="layout" svg:width="2.302cm" svg:height="1.325cm" svg:x="24.265cm" svg:y="6.067cm">
          <draw:text-box>
            <text:p text:style-name="P1"><text:span text:style-name="T1">Spectrum</text:span><text:span text:style-name="T1"><text:line-break/></text:span><text:span text:style-name="T1">Analyzer</text:span></text:p>
          </draw:text-box>
        </draw:frame>
        <draw:g>
          <draw:path draw:style-name="gr1" draw:layer="layout" svg:width="1.27cm" svg:height="2.54cm" svg:x="13.446cm" svg:y="8.634cm" svg:viewBox="0 0 1271 2541" svg:d="M635 2541v-2541M635 1271l636 1270M0 2540l635-1269">
            <text:p/>
          </draw:path>
          <draw:frame draw:style-name="gr2" draw:layer="layout" svg:width="0.071cm" svg:height="1.007cm" svg:x="13.376cm" svg:y="9.742cm">
            <draw:text-box>
              <text:p/>
            </draw:text-box>
          </draw:frame>
        </draw:g>
        <draw:frame draw:style-name="gr15" draw:layer="layout" svg:width="1.746cm" svg:height="2.461cm" svg:x="13.208cm" svg:y="11.128cm">
          <draw:text-box>
            <text:p text:style-name="P1"><text:span text:style-name="T1">Dipole</text:span><text:span text:style-name="T1"><text:line-break/></text:span><text:span text:style-name="T1">For Local RFI</text:span></text:p>
          </draw:text-box>
        </draw:frame>
        <draw:line draw:style-name="gr1" draw:layer="layout" svg:x1="13.335cm" svg:y1="7.586cm" svg:x2="11.811cm" svg:y2="7.586cm">
          <text:p/>
        </draw:line>
        <draw:g>
          <draw:polyline draw:style-name="gr1" draw:layer="layout" svg:width="1.032cm" svg:height="0.413cm" svg:x="10.779cm" svg:y="7.38cm" svg:viewBox="0 0 1033 414" draw:points="0,207 85,0 257,414 430,0 602,414 774,0 947,414 1033,207">
            <text:p/>
          </draw:polyline>
          <draw:frame draw:style-name="gr10" draw:layer="layout" svg:width="1.032cm" svg:height="1.007cm" svg:x="10.779cm" svg:y="7.38cm">
            <draw:text-box>
              <text:p/>
            </draw:text-box>
          </draw:frame>
        </draw:g>
        <draw:frame draw:style-name="gr16" draw:layer="layout" svg:width="3.078cm" svg:height="0.757cm" svg:x="9.589cm" svg:y="6.731cm">
          <draw:text-box>
            <text:p text:style-name="P1"><text:span text:style-name="T1">Termination</text:span></text:p>
          </draw:text-box>
        </draw:frame>
        <draw:g>
          <draw:polyline draw:style-name="gr1" draw:layer="layout" svg:width="0.413cm" svg:height="1.032cm" svg:x="10.37cm" svg:y="8.951cm" svg:viewBox="0 0 414 1033" draw:points="207,1033 0,947 414,774 0,602 414,430 0,257 414,85 207,0">
            <text:p/>
          </draw:polyline>
          <draw:frame draw:style-name="gr10" draw:layer="layout" svg:width="1.032cm" svg:height="1.007cm" draw:transform="rotate (1.5707963267949) translate (10.37cm 9.984cm)">
            <draw:text-box>
              <text:p/>
            </draw:text-box>
          </draw:frame>
        </draw:g>
        <draw:g>
          <draw:polygon draw:style-name="gr11" draw:layer="layout" svg:width="0.935cm" svg:height="0.54cm" svg:x="10.042cm" svg:y="9.137cm" svg:viewBox="0 0 936 541" draw:points="936,541 233,135 301,18 0,0 166,251 233,135">
            <text:p/>
          </draw:polygon>
          <draw:polygon draw:style-name="gr1" draw:layer="layout" svg:width="0.935cm" svg:height="0.54cm" svg:x="10.042cm" svg:y="9.137cm" svg:viewBox="0 0 936 541" draw:points="936,541 233,135 301,18 0,0 166,251 233,135">
            <text:p/>
          </draw:polygon>
        </draw:g>
        <draw:frame draw:style-name="gr12" draw:layer="layout" svg:width="1.08cm" svg:height="0.937cm" draw:transform="rotate (-0.523598775598299) translate (10.275cm 8.732cm)">
          <draw:text-box>
            <text:p/>
          </draw:text-box>
        </draw:frame>
        <draw:line draw:style-name="gr1" draw:layer="layout" svg:x1="10.576cm" svg:y1="10.896cm" svg:x2="10.576cm" svg:y2="9.984cm">
          <text:p/>
        </draw:line>
        <draw:polyline draw:style-name="gr1" draw:layer="layout" svg:width="2.758cm" svg:height="0.635cm" svg:x="10.576cm" svg:y="8.317cm" svg:viewBox="0 0 2759 636" draw:points="0,636 0,0 2759,0">
          <text:p/>
        </draw:polyline>
        <draw:frame draw:style-name="gr13" draw:layer="layout" svg:width="2.381cm" svg:height="1.325cm" svg:x="7.493cm" svg:y="8.89cm">
          <draw:text-box>
            <text:p text:style-name="P1"><text:span text:style-name="T1">Variable</text:span><text:span text:style-name="T1"><text:line-break/></text:span><text:span text:style-name="T1">Attenuator</text:span></text:p>
          </draw:text-box>
        </draw:frame>
        <draw:g>
          <draw:polyline draw:style-name="gr1" draw:layer="layout" svg:width="0.413cm" svg:height="1.032cm" svg:x="13.883cm" svg:y="3.316cm" svg:viewBox="0 0 414 1033" draw:points="207,1033 0,947 414,774 0,602 414,430 0,257 414,85 207,0">
            <text:p/>
          </draw:polyline>
          <draw:frame draw:style-name="gr10" draw:layer="layout" svg:width="1.032cm" svg:height="1.007cm" draw:transform="rotate (1.5707963267949) translate (13.883cm 4.348cm)">
            <draw:text-box>
              <text:p/>
            </draw:text-box>
          </draw:frame>
        </draw:g>
        <draw:g>
          <draw:polygon draw:style-name="gr11" draw:layer="layout" svg:width="0.935cm" svg:height="0.54cm" svg:x="13.565cm" svg:y="3.502cm" svg:viewBox="0 0 936 541" draw:points="936,541 233,135 301,18 0,0 166,251 233,135">
            <text:p/>
          </draw:polygon>
          <draw:polygon draw:style-name="gr1" draw:layer="layout" svg:width="0.935cm" svg:height="0.54cm" svg:x="13.565cm" svg:y="3.502cm" svg:viewBox="0 0 936 541" draw:points="936,541 233,135 301,18 0,0 166,251 233,135">
            <text:p/>
          </draw:polygon>
        </draw:g>
        <draw:frame draw:style-name="gr12" draw:layer="layout" svg:width="1.08cm" svg:height="0.937cm" draw:transform="rotate (-0.523598775598299) translate (13.799cm 3.097cm)">
          <draw:text-box>
            <text:p/>
          </draw:text-box>
        </draw:frame>
        <draw:polyline draw:style-name="gr1" draw:layer="layout" svg:width="0.024cm" svg:height="0.476cm" svg:x="14.065cm" svg:y="4.348cm" svg:viewBox="0 0 25 477" draw:points="0,477 0,244 25,244 25,0">
          <text:p/>
        </draw:polyline>
        <draw:polyline draw:style-name="gr1" draw:layer="layout" svg:width="0.047cm" svg:height="0.873cm" svg:x="14.041cm" svg:y="2.443cm" svg:viewBox="0 0 48 874" draw:points="48,874 48,0 0,0">
          <text:p/>
        </draw:polyline>
        <draw:frame draw:style-name="gr13" draw:layer="layout" svg:width="2.381cm" svg:height="1.325cm" svg:x="14.518cm" svg:y="3.091cm">
          <draw:text-box>
            <text:p text:style-name="P1"><text:span text:style-name="T1">Variable</text:span><text:span text:style-name="T1"><text:line-break/></text:span><text:span text:style-name="T1">Attenuator</text:span></text:p>
          </draw:text-box>
        </draw:frame>
        <draw:line draw:style-name="gr1" draw:layer="layout" svg:x1="16.256cm" svg:y1="6.731cm" svg:x2="14.827cm" svg:y2="6.729cm">
          <text:p/>
        </draw:line>
        <draw:g>
          <draw:polygon draw:style-name="gr3" draw:layer="layout" svg:width="1.27cm" svg:height="1.27cm" svg:x="16.255cm" svg:y="6.096cm" svg:viewBox="0 0 1271 1271" draw:points="0,0 0,1271 1271,635">
            <text:p/>
          </draw:polygon>
          <draw:polygon draw:style-name="gr1" draw:layer="layout" svg:width="1.27cm" svg:height="1.27cm" svg:x="16.255cm" svg:y="6.096cm" svg:viewBox="0 0 1271 1271" draw:points="0,0 0,1271 1271,635">
            <text:p/>
          </draw:polygon>
        </draw:g>
        <draw:frame draw:style-name="gr4" draw:layer="layout" svg:width="0.071cm" svg:height="1.007cm" svg:x="16.601cm" svg:y="7.375cm">
          <draw:text-box>
            <text:p/>
          </draw:text-box>
        </draw:frame>
        <draw:frame draw:style-name="gr17" draw:text-style-name="P1" draw:layer="layout" svg:width="1.111cm" svg:height="0.757cm" svg:x="16.175cm" svg:y="6.416cm">
          <draw:text-box>
            <text:p text:style-name="P1"><text:span text:style-name="T1">LNA</text:span></text:p>
          </draw:text-box>
        </draw:frame>
        <draw:g>
          <draw:g>
            <draw:polygon draw:style-name="gr3" draw:layer="layout" svg:width="3.555cm" svg:height="2.611cm" svg:x="2.146cm" svg:y="8.636cm" svg:viewBox="0 0 3556 2612" draw:points="0,2612 3556,2612 3556,0 0,0">
              <text:p/>
            </draw:polygon>
            <draw:polygon draw:style-name="gr18" draw:layer="layout" svg:width="3.555cm" svg:height="2.611cm" svg:x="2.146cm" svg:y="8.636cm" svg:viewBox="0 0 3556 2612" draw:points="0,2612 3556,2612 3556,0 0,0">
              <text:p/>
            </draw:polygon>
          </draw:g>
          <draw:frame draw:style-name="gr19" draw:text-style-name="P1" draw:layer="layout" svg:width="3.555cm" svg:height="2.61cm" svg:x="2.146cm" svg:y="8.636cm">
            <draw:text-box>
              <text:p text:style-name="P1"><text:span text:style-name="T1">All connectors have RFI Surge </text:span><text:span text:style-name="T1"><text:line-break/></text:span><text:span text:style-name="T1">Suppressors</text:span></text:p>
            </draw:text-box>
          </draw:frame>
          <draw:g>
            <draw:polygon draw:style-name="gr3" draw:layer="layout" svg:width="3.555cm" svg:height="2.611cm" svg:x="2.159cm" svg:y="8.649cm" svg:viewBox="0 0 3556 2612" draw:points="0,2612 3556,2612 3556,0 0,0">
              <text:p/>
            </draw:polygon>
            <draw:polygon draw:style-name="gr18" draw:layer="layout" svg:width="3.555cm" svg:height="2.611cm" svg:x="2.159cm" svg:y="8.649cm" svg:viewBox="0 0 3556 2612" draw:points="0,2612 3556,2612 3556,0 0,0">
              <text:p/>
            </draw:polygon>
          </draw:g>
          <draw:frame draw:style-name="gr19" draw:text-style-name="P1" draw:layer="layout" svg:width="3.555cm" svg:height="2.61cm" svg:x="2.159cm" svg:y="8.649cm">
            <draw:text-box>
              <text:p text:style-name="P1"><text:span text:style-name="T1">All connectors have RFI Surge </text:span><text:span text:style-name="T1"><text:line-break/></text:span><text:span text:style-name="T1">Suppressors</text:span></text:p>
            </draw:text-box>
          </draw:frame>
        </draw:g>
        <draw:g>
          <draw:polyline draw:style-name="gr1" draw:layer="layout" svg:width="1.032cm" svg:height="0.413cm" svg:x="18.75cm" svg:y="6.524cm" svg:viewBox="0 0 1033 414" draw:points="0,207 85,0 257,414 430,0 602,414 774,0 947,414 1033,207">
            <text:p/>
          </draw:polyline>
          <draw:frame draw:style-name="gr10" draw:layer="layout" svg:width="1.032cm" svg:height="1.007cm" svg:x="18.75cm" svg:y="6.524cm">
            <draw:text-box>
              <text:p/>
            </draw:text-box>
          </draw:frame>
        </draw:g>
        <draw:g>
          <draw:polygon draw:style-name="gr11" draw:layer="layout" svg:width="0.54cm" svg:height="0.935cm" svg:x="19.056cm" svg:y="6.195cm" svg:viewBox="0 0 541 936" draw:points="0,936 406,233 522,301 541,0 289,166 406,233">
            <text:p/>
          </draw:polygon>
          <draw:polygon draw:style-name="gr1" draw:layer="layout" svg:width="0.54cm" svg:height="0.935cm" svg:x="19.056cm" svg:y="6.195cm" svg:viewBox="0 0 541 936" draw:points="0,936 406,233 522,301 541,0 289,166 406,233">
            <text:p/>
          </draw:polygon>
        </draw:g>
        <draw:frame draw:style-name="gr12" draw:layer="layout" svg:width="1.08cm" svg:height="0.937cm" draw:transform="rotate (-2.0943951023932) translate (20.001cm 6.429cm)">
          <draw:text-box>
            <text:p/>
          </draw:text-box>
        </draw:frame>
        <draw:g>
          <draw:polyline draw:style-name="gr1" draw:layer="layout" svg:width="1.032cm" svg:height="0.413cm" svg:x="6.577cm" svg:y="5.135cm" svg:viewBox="0 0 1033 414" draw:points="0,207 85,0 257,414 430,0 602,414 774,0 947,414 1033,207">
            <text:p/>
          </draw:polyline>
          <draw:frame draw:style-name="gr10" draw:layer="layout" svg:width="1.032cm" svg:height="1.007cm" svg:x="6.577cm" svg:y="5.135cm">
            <draw:text-box>
              <text:p/>
            </draw:text-box>
          </draw:frame>
        </draw:g>
        <draw:g>
          <draw:polygon draw:style-name="gr11" draw:layer="layout" svg:width="0.54cm" svg:height="0.935cm" svg:x="6.883cm" svg:y="4.806cm" svg:viewBox="0 0 541 936" draw:points="0,936 406,233 522,301 541,0 289,166 406,233">
            <text:p/>
          </draw:polygon>
          <draw:polygon draw:style-name="gr1" draw:layer="layout" svg:width="0.54cm" svg:height="0.935cm" svg:x="6.883cm" svg:y="4.806cm" svg:viewBox="0 0 541 936" draw:points="0,936 406,233 522,301 541,0 289,166 406,233">
            <text:p/>
          </draw:polygon>
        </draw:g>
        <draw:frame draw:style-name="gr12" draw:layer="layout" svg:width="1.08cm" svg:height="0.937cm" draw:transform="rotate (-2.0943951023932) translate (7.828cm 5.04cm)">
          <draw:text-box>
            <text:p/>
          </draw:text-box>
        </draw:frame>
        <draw:g>
          <draw:polyline draw:style-name="gr1" draw:layer="layout" svg:width="1.032cm" svg:height="0.413cm" svg:x="6.587cm" svg:y="6.162cm" svg:viewBox="0 0 1033 414" draw:points="0,207 85,0 257,414 430,0 602,414 774,0 947,414 1033,207">
            <text:p/>
          </draw:polyline>
          <draw:frame draw:style-name="gr10" draw:layer="layout" svg:width="1.032cm" svg:height="1.007cm" svg:x="6.587cm" svg:y="6.162cm">
            <draw:text-box>
              <text:p/>
            </draw:text-box>
          </draw:frame>
        </draw:g>
        <draw:g>
          <draw:polygon draw:style-name="gr11" draw:layer="layout" svg:width="0.54cm" svg:height="0.935cm" svg:x="6.912cm" svg:y="5.842cm" svg:viewBox="0 0 541 936" draw:points="0,936 406,233 522,301 541,0 289,166 406,233">
            <text:p/>
          </draw:polygon>
          <draw:polygon draw:style-name="gr1" draw:layer="layout" svg:width="0.54cm" svg:height="0.935cm" svg:x="6.912cm" svg:y="5.842cm" svg:viewBox="0 0 541 936" draw:points="0,936 406,233 522,301 541,0 289,166 406,233">
            <text:p/>
          </draw:polygon>
        </draw:g>
        <draw:frame draw:style-name="gr12" draw:layer="layout" svg:width="1.08cm" svg:height="0.937cm" draw:transform="rotate (-2.0943951023932) translate (7.747cm 6.137cm)">
          <draw:text-box>
            <text:p/>
          </draw:text-box>
        </draw:frame>
        <draw:line draw:style-name="gr1" draw:layer="layout" svg:x1="13.335cm" svg:y1="6.35cm" svg:x2="7.62cm" svg:y2="6.35cm">
          <text:p/>
        </draw:line>
        <draw:frame draw:style-name="gr16" draw:layer="layout" svg:width="4.348cm" svg:height="0.757cm" svg:x="8.606cm" svg:y="5.72cm">
          <draw:text-box>
            <text:p text:style-name="P1"><text:span text:style-name="T1">SWR Osc Monitor</text:span></text:p>
          </draw:text-box>
        </draw:frame>
        <draw:g>
          <draw:polygon draw:style-name="gr1" draw:layer="layout" svg:width="1.524cm" svg:height="2.666cm" svg:x="4.318cm" svg:y="4.572cm" svg:viewBox="0 0 1525 2667" draw:points="0,0 0,2667 1524,2667 1525,0">
            <text:p/>
          </draw:polygon>
          <draw:frame draw:style-name="gr5" draw:layer="layout" svg:width="2.666cm" svg:height="1.524cm" draw:transform="rotate (-1.5707963267949) translate (5.842cm 4.572cm)">
            <draw:text-box>
              <text:p/>
            </draw:text-box>
          </draw:frame>
        </draw:g>
        <draw:frame draw:style-name="gr8" draw:layer="layout" svg:width="1.667cm" svg:height="1.325cm" svg:x="4.318cm" svg:y="5.207cm">
          <draw:text-box>
            <text:p text:style-name="P1"><text:span text:style-name="T1">2p</text:span><text:span text:style-name="T1"><text:line-break/></text:span><text:span text:style-name="T1">Switch</text:span></text:p>
          </draw:text-box>
        </draw:frame>
        <draw:g>
          <draw:polygon draw:style-name="gr1" draw:layer="layout" svg:width="2.54cm" svg:height="1.777cm" svg:x="0.762cm" svg:y="4.953cm" svg:viewBox="0 0 2541 1778" draw:points="0,0 0,1778 2539,1778 2541,0">
            <text:p/>
          </draw:polygon>
          <draw:frame draw:style-name="gr20" draw:layer="layout" svg:width="1.777cm" svg:height="2.539cm" draw:transform="rotate (-1.5707963267949) translate (3.301cm 4.953cm)">
            <draw:text-box>
              <text:p/>
            </draw:text-box>
          </draw:frame>
        </draw:g>
        <draw:line draw:style-name="gr1" draw:layer="layout" svg:x1="4.318cm" svg:y1="5.842cm" svg:x2="3.302cm" svg:y2="5.842cm">
          <text:p/>
        </draw:line>
        <draw:line draw:style-name="gr1" draw:layer="layout" svg:x1="6.604cm" svg:y1="5.334cm" svg:x2="5.842cm" svg:y2="5.334cm">
          <text:p/>
        </draw:line>
        <draw:line draw:style-name="gr1" draw:layer="layout" svg:x1="6.604cm" svg:y1="6.35cm" svg:x2="5.842cm" svg:y2="6.35cm">
          <text:p/>
        </draw:line>
        <draw:frame draw:style-name="gr13" draw:layer="layout" svg:width="2.381cm" svg:height="1.325cm" svg:x="9.652cm" svg:y="3.937cm">
          <draw:text-box>
            <text:p text:style-name="P1"><text:span text:style-name="T1">Directional</text:span></text:p>
            <text:p text:style-name="P1"><text:span text:style-name="T1">Coup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26T17:12:37.367000000</dc:date>
    <meta:generator>LibreOffice/4.2.2.1$Windows_x86 LibreOffice_project/3be8cda0bddd8e430d8cda1ebfd581265cca5a0f</meta:generator>
    <meta:editing-duration>PT48S</meta:editing-duration>
    <meta:editing-cycles>5</meta:editing-cycles>
    <meta:document-statistic meta:object-count="120"/>
  </office:meta>
</office:document-meta>
</file>